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6ebd07" style:font-weight-asian="normal" style:font-weight-complex="normal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24d1b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6e214" style:font-weight-asian="normal" style:font-weight-complex="normal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91c85" style:font-weight-asian="normal" style:font-weight-complex="normal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6e214" officeooo:paragraph-rsid="0076e214" style:font-weight-asian="normal" style:font-weight-complex="normal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a5b29" officeooo:paragraph-rsid="007a5b29" style:font-weight-asian="normal" style:font-weight-complex="normal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724d1b" officeooo:paragraph-rsid="00724d1b" style:font-weight-asian="bold" style:font-weight-complex="bold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7d7449" officeooo:paragraph-rsid="007f1e1d" style:font-weight-asian="bold" style:font-weight-complex="bold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724d1b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158466" fo:font-weight="bold" officeooo:rsid="007a5b29" officeooo:paragraph-rsid="007a5b29" style:font-weight-asian="bold" style:font-weight-complex="bold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158466" fo:font-weight="normal" officeooo:rsid="007a5b29" officeooo:paragraph-rsid="007a5b29" style:font-weight-asian="normal" style:font-weight-complex="normal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808080" fo:font-weight="normal" officeooo:rsid="007a5b29" officeooo:paragraph-rsid="007a5b29" style:font-weight-asian="normal" style:font-weight-complex="normal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a5b29" officeooo:paragraph-rsid="006ebd07" style:font-weight-asian="normal" style:font-weight-complex="normal"/>
    </style:style>
    <style:style style:name="T1" style:family="text">
      <style:text-properties fo:color="#000000" fo:font-weight="normal" officeooo:rsid="00724d1b" style:font-weight-asian="normal" style:font-weight-complex="normal"/>
    </style:style>
    <style:style style:name="T2" style:family="text">
      <style:text-properties officeooo:rsid="00742d56"/>
    </style:style>
    <style:style style:name="T3" style:family="text">
      <style:text-properties officeooo:rsid="0074e9b5"/>
    </style:style>
    <style:style style:name="T4" style:family="text">
      <style:text-properties officeooo:rsid="0076e2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8080" officeooo:rsid="007f1e1d"/>
    </style:style>
    <style:style style:name="T7" style:family="text">
      <style:text-properties fo:color="#808080" officeooo:rsid="0076e214"/>
    </style:style>
    <style:style style:name="T8" style:family="text">
      <style:text-properties fo:color="#808080" fo:font-weight="normal" officeooo:rsid="0076e214" style:font-weight-asian="normal" style:font-weight-complex="normal"/>
    </style:style>
    <style:style style:name="T9" style:family="text">
      <style:text-properties fo:color="#808080" fo:font-weight="normal" officeooo:rsid="007f1e1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1-07T10:26:56.442200473</dc:date>
    <meta:editing-duration>PT9H32M4S</meta:editing-duration>
    <meta:editing-cycles>8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